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2.6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14.4287in">
            <draw:object draw:notify-on-update-of-ranges="Sheet1.A73:Sheet1.A74 Sheet1.A75:Sheet1.A79 Sheet1.B73:Sheet1.B74 Sheet1.B75:Sheet1.B79 Sheet1.A73:Sheet1.A74 Sheet1.A75:Sheet1.A79 Sheet1.C73:Sheet1.C74 Sheet1.C75:Sheet1.C79 Sheet1.A73:Sheet1.A74 Sheet1.A75:Sheet1.A79 Sheet1.D73:Sheet1.D74 Sheet1.D75:Sheet1.D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ngo test phase 02 one table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rite heavy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64.6692062422291" calcext:value-type="float">
            <text:p>64.6692062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583925391493" calcext:value-type="float">
            <text:p>183.5839253915</text:p>
          </table:table-cell>
          <table:table-cell table:style-name="ce1" office:value-type="float" office:value="34.0634236566246" calcext:value-type="float">
            <text:p>34.0634236566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64.6692062422291" calcext:value-type="float">
            <text:p>64.6692062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583925391493" calcext:value-type="float">
            <text:p>183.5839253915</text:p>
          </table:table-cell>
          <table:table-cell table:style-name="ce1" office:value-type="float" office:value="34.0634236566246" calcext:value-type="float">
            <text:p>34.0634236566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4.6074538927012" calcext:value-type="float">
            <text:p>64.6074538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157340183923" calcext:value-type="float">
            <text:p>186.1573401839</text:p>
          </table:table-cell>
          <table:table-cell table:style-name="ce1" office:value-type="float" office:value="34.5409127294389" calcext:value-type="float">
            <text:p>34.5409127294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4.6074538927012" calcext:value-type="float">
            <text:p>64.6074538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157340183923" calcext:value-type="float">
            <text:p>186.1573401839</text:p>
          </table:table-cell>
          <table:table-cell table:style-name="ce1" office:value-type="float" office:value="34.5409127294389" calcext:value-type="float">
            <text:p>34.5409127294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87.7266539029742" calcext:value-type="float">
            <text:p>87.726653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.498019745694" calcext:value-type="float">
            <text:p>189.4980197457</text:p>
          </table:table-cell>
          <table:table-cell table:style-name="ce1" office:value-type="float" office:value="35.1607653825018" calcext:value-type="float">
            <text:p>35.1607653825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87.7266539029742" calcext:value-type="float">
            <text:p>87.726653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.498019745694" calcext:value-type="float">
            <text:p>189.4980197457</text:p>
          </table:table-cell>
          <table:table-cell table:style-name="ce1" office:value-type="float" office:value="35.1607653825018" calcext:value-type="float">
            <text:p>35.1607653825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76.3714133032608" calcext:value-type="float">
            <text:p>76.3714133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958132429465" calcext:value-type="float">
            <text:p>190.9581324295</text:p>
          </table:table-cell>
          <table:table-cell table:style-name="ce1" office:value-type="float" office:value="35.4316847281234" calcext:value-type="float">
            <text:p>35.4316847281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76.3714133032608" calcext:value-type="float">
            <text:p>76.3714133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958132429465" calcext:value-type="float">
            <text:p>190.9581324295</text:p>
          </table:table-cell>
          <table:table-cell table:style-name="ce1" office:value-type="float" office:value="35.4316847281234" calcext:value-type="float">
            <text:p>35.4316847281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54.8527436256425" calcext:value-type="float">
            <text:p>54.8527436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000646002196" calcext:value-type="float">
            <text:p>190.0006460022</text:p>
          </table:table-cell>
          <table:table-cell table:style-name="ce1" office:value-type="float" office:value="35.2540261136888" calcext:value-type="float">
            <text:p>35.2540261137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54.8527436256425" calcext:value-type="float">
            <text:p>54.8527436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000646002196" calcext:value-type="float">
            <text:p>190.0006460022</text:p>
          </table:table-cell>
          <table:table-cell table:style-name="ce1" office:value-type="float" office:value="35.2540261136888" calcext:value-type="float">
            <text:p>35.2540261137</text:p>
          </table:table-cell>
          <table:table-cell table:style-name="ce1" office:value-type="float" office:value="190" calcext:value-type="float">
            <text:p>19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ad heav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284.552744281689" calcext:value-type="float">
            <text:p>284.5527442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9297994133338" calcext:value-type="float">
            <text:p>94.9297994133</text:p>
          </table:table-cell>
          <table:table-cell table:style-name="ce1" office:value-type="float" office:value="33.0538330576414" calcext:value-type="float">
            <text:p>33.0538330576</text:p>
          </table:table-cell>
          <table:table-cell table:style-name="ce1" office:value-type="float" office:value="356.549" calcext:value-type="float">
            <text:p>356.54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16" calcext:value-type="float">
            <text:p>2816</text:p>
          </table:table-cell>
          <table:table-cell table:style-name="ce1" office:value-type="float" office:value="284.552744281689" calcext:value-type="float">
            <text:p>284.5527442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9297994133338" calcext:value-type="float">
            <text:p>94.9297994133</text:p>
          </table:table-cell>
          <table:table-cell table:style-name="ce1" office:value-type="float" office:value="33.0538330576414" calcext:value-type="float">
            <text:p>33.0538330576</text:p>
          </table:table-cell>
          <table:table-cell table:style-name="ce1" office:value-type="float" office:value="356.549" calcext:value-type="float">
            <text:p>356.5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251.632887160596" calcext:value-type="float">
            <text:p>251.6328871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15495885709" calcext:value-type="float">
            <text:p>102.1549588571</text:p>
          </table:table-cell>
          <table:table-cell table:style-name="ce1" office:value-type="float" office:value="35.5711198434092" calcext:value-type="float">
            <text:p>35.5711198434</text:p>
          </table:table-cell>
          <table:table-cell table:style-name="ce1" office:value-type="float" office:value="356.56445" calcext:value-type="float">
            <text:p>356.5644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251.632887160596" calcext:value-type="float">
            <text:p>251.6328871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15495885709" calcext:value-type="float">
            <text:p>102.1549588571</text:p>
          </table:table-cell>
          <table:table-cell table:style-name="ce1" office:value-type="float" office:value="35.5711198434092" calcext:value-type="float">
            <text:p>35.5711198434</text:p>
          </table:table-cell>
          <table:table-cell table:style-name="ce1" office:value-type="float" office:value="356.56445" calcext:value-type="float">
            <text:p>356.564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255.956220620941" calcext:value-type="float">
            <text:p>255.9562206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498223364128" calcext:value-type="float">
            <text:p>102.4982233641</text:p>
          </table:table-cell>
          <table:table-cell table:style-name="ce1" office:value-type="float" office:value="35.6913160835941" calcext:value-type="float">
            <text:p>35.6913160836</text:p>
          </table:table-cell>
          <table:table-cell table:style-name="ce1" office:value-type="float" office:value="356.571133333333" calcext:value-type="float">
            <text:p>356.571133333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84" calcext:value-type="float">
            <text:p>3484</text:p>
          </table:table-cell>
          <table:table-cell table:style-name="ce1" office:value-type="float" office:value="255.956220620941" calcext:value-type="float">
            <text:p>255.9562206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498223364128" calcext:value-type="float">
            <text:p>102.4982233641</text:p>
          </table:table-cell>
          <table:table-cell table:style-name="ce1" office:value-type="float" office:value="35.6913160835941" calcext:value-type="float">
            <text:p>35.6913160836</text:p>
          </table:table-cell>
          <table:table-cell table:style-name="ce1" office:value-type="float" office:value="356.571133333333" calcext:value-type="float">
            <text:p>356.5711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99" calcext:value-type="float">
            <text:p>3699</text:p>
          </table:table-cell>
          <table:table-cell table:style-name="ce1" office:value-type="float" office:value="262.010572885709" calcext:value-type="float">
            <text:p>262.0105728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7379385664167" calcext:value-type="float">
            <text:p>99.7379385664</text:p>
          </table:table-cell>
          <table:table-cell table:style-name="ce1" office:value-type="float" office:value="34.730671430348" calcext:value-type="float">
            <text:p>34.7306714303</text:p>
          </table:table-cell>
          <table:table-cell table:style-name="ce1" office:value-type="float" office:value="356.576525" calcext:value-type="float">
            <text:p>356.57652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99" calcext:value-type="float">
            <text:p>3699</text:p>
          </table:table-cell>
          <table:table-cell table:style-name="ce1" office:value-type="float" office:value="262.010572885709" calcext:value-type="float">
            <text:p>262.0105728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7379385664167" calcext:value-type="float">
            <text:p>99.7379385664</text:p>
          </table:table-cell>
          <table:table-cell table:style-name="ce1" office:value-type="float" office:value="34.730671430348" calcext:value-type="float">
            <text:p>34.7306714303</text:p>
          </table:table-cell>
          <table:table-cell table:style-name="ce1" office:value-type="float" office:value="356.576525" calcext:value-type="float">
            <text:p>356.5765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61" calcext:value-type="float">
            <text:p>3561</text:p>
          </table:table-cell>
          <table:table-cell table:style-name="ce1" office:value-type="float" office:value="244.15955363626" calcext:value-type="float">
            <text:p>244.1595536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766473465697" calcext:value-type="float">
            <text:p>98.7664734657</text:p>
          </table:table-cell>
          <table:table-cell table:style-name="ce1" office:value-type="float" office:value="35.7847914290192" calcext:value-type="float">
            <text:p>35.784791429</text:p>
          </table:table-cell>
          <table:table-cell table:style-name="ce1" office:value-type="float" office:value="356.5718" calcext:value-type="float">
            <text:p>356.571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61" calcext:value-type="float">
            <text:p>3561</text:p>
          </table:table-cell>
          <table:table-cell table:style-name="ce1" office:value-type="float" office:value="244.15955363626" calcext:value-type="float">
            <text:p>244.1595536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766473465697" calcext:value-type="float">
            <text:p>98.7664734657</text:p>
          </table:table-cell>
          <table:table-cell table:style-name="ce1" office:value-type="float" office:value="35.7847914290192" calcext:value-type="float">
            <text:p>35.784791429</text:p>
          </table:table-cell>
          <table:table-cell table:style-name="ce1" office:value-type="float" office:value="356.5718" calcext:value-type="float">
            <text:p>356.571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eavy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535.853598938656" calcext:value-type="float">
            <text:p>535.8535989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3556136739148" calcext:value-type="float">
            <text:p>88.3556136739</text:p>
          </table:table-cell>
          <table:table-cell table:style-name="ce1" office:value-type="float" office:value="16.2215384479453" calcext:value-type="float">
            <text:p>16.2215384479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535.853598938656" calcext:value-type="float">
            <text:p>535.8535989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3556136739148" calcext:value-type="float">
            <text:p>88.3556136739</text:p>
          </table:table-cell>
          <table:table-cell table:style-name="ce1" office:value-type="float" office:value="16.2215384479453" calcext:value-type="float">
            <text:p>16.2215384479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674.630360520439" calcext:value-type="float">
            <text:p>674.63036052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795139322945" calcext:value-type="float">
            <text:p>60.9795139323</text:p>
          </table:table-cell>
          <table:table-cell table:style-name="ce1" office:value-type="float" office:value="11.1954576360072" calcext:value-type="float">
            <text:p>11.195457636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674.630360520439" calcext:value-type="float">
            <text:p>674.63036052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795139322945" calcext:value-type="float">
            <text:p>60.9795139323</text:p>
          </table:table-cell>
          <table:table-cell table:style-name="ce1" office:value-type="float" office:value="11.1954576360072" calcext:value-type="float">
            <text:p>11.195457636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602.316261934799" calcext:value-type="float">
            <text:p>602.3162619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039303909095" calcext:value-type="float">
            <text:p>54.6039303909</text:p>
          </table:table-cell>
          <table:table-cell table:style-name="ce1" office:value-type="float" office:value="10.0249403452061" calcext:value-type="float">
            <text:p>10.0249403452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602.316261934799" calcext:value-type="float">
            <text:p>602.3162619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039303909095" calcext:value-type="float">
            <text:p>54.6039303909</text:p>
          </table:table-cell>
          <table:table-cell table:style-name="ce1" office:value-type="float" office:value="10.0249403452061" calcext:value-type="float">
            <text:p>10.0249403452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89.177960914884" calcext:value-type="float">
            <text:p>489.1779609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3343538848325" calcext:value-type="float">
            <text:p>57.3343538848</text:p>
          </table:table-cell>
          <table:table-cell table:style-name="ce1" office:value-type="float" office:value="10.5262290335435" calcext:value-type="float">
            <text:p>10.526229033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89.177960914884" calcext:value-type="float">
            <text:p>489.1779609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3343538848325" calcext:value-type="float">
            <text:p>57.3343538848</text:p>
          </table:table-cell>
          <table:table-cell table:style-name="ce1" office:value-type="float" office:value="10.5262290335435" calcext:value-type="float">
            <text:p>10.526229033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T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503.438913175753" calcext:value-type="float">
            <text:p>503.4389131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636951229749" calcext:value-type="float">
            <text:p>52.463695123</text:p>
          </table:table-cell>
          <table:table-cell table:style-name="ce1" office:value-type="float" office:value="9.63200652648367" calcext:value-type="float">
            <text:p>9.632006526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503.438913175753" calcext:value-type="float">
            <text:p>503.4389131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636951229749" calcext:value-type="float">
            <text:p>52.463695123</text:p>
          </table:table-cell>
          <table:table-cell table:style-name="ce1" office:value-type="float" office:value="9.63200652648367" calcext:value-type="float">
            <text:p>9.6320065265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oop count </text:p>
          </table:table-cell>
          <table:table-cell office:value-type="string" calcext:value-type="string">
            <text:p>Throughput when write heavy </text:p>
          </table:table-cell>
          <table:table-cell office:value-type="string" calcext:value-type="string">
            <text:p>Throughput when read heavy </text:p>
          </table:table-cell>
          <table:table-cell office:value-type="string" calcext:value-type="string">
            <text:p>Throughput when update heavy 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83.583925391493" calcext:value-type="float">
            <text:p>183.5839253915</text:p>
          </table:table-cell>
          <table:table-cell table:style-name="ce1" office:value-type="float" office:value="94.9297994133338" calcext:value-type="float">
            <text:p>94.9297994133</text:p>
          </table:table-cell>
          <table:table-cell table:style-name="ce1" office:value-type="float" office:value="88.3556136739148" calcext:value-type="float">
            <text:p>88.355613673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186.157340183923" calcext:value-type="float">
            <text:p>186.1573401839</text:p>
          </table:table-cell>
          <table:table-cell table:style-name="ce1" office:value-type="float" office:value="102.15495885709" calcext:value-type="float">
            <text:p>102.1549588571</text:p>
          </table:table-cell>
          <table:table-cell table:style-name="ce1" office:value-type="float" office:value="60.9795139322945" calcext:value-type="float">
            <text:p>60.9795139323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189.498019745694" calcext:value-type="float">
            <text:p>189.4980197457</text:p>
          </table:table-cell>
          <table:table-cell table:style-name="ce1" office:value-type="float" office:value="102.498223364128" calcext:value-type="float">
            <text:p>102.4982233641</text:p>
          </table:table-cell>
          <table:table-cell table:style-name="ce1" office:value-type="float" office:value="54.6039303909095" calcext:value-type="float">
            <text:p>54.603930390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190.958132429465" calcext:value-type="float">
            <text:p>190.9581324295</text:p>
          </table:table-cell>
          <table:table-cell table:style-name="ce1" office:value-type="float" office:value="99.7379385664167" calcext:value-type="float">
            <text:p>99.7379385664</text:p>
          </table:table-cell>
          <table:table-cell table:style-name="ce1" office:value-type="float" office:value="57.3343538848325" calcext:value-type="float">
            <text:p>57.334353884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190.000646002196" calcext:value-type="float">
            <text:p>190.0006460022</text:p>
          </table:table-cell>
          <table:table-cell table:style-name="ce1" office:value-type="float" office:value="98.766473465697" calcext:value-type="float">
            <text:p>98.7664734657</text:p>
          </table:table-cell>
          <table:table-cell table:style-name="ce1" office:value-type="float" office:value="52.4636951229749" calcext:value-type="float">
            <text:p>52.4636951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22:22:57.089946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7:15:43.974792563</meta:creation-date>
    <dc:date>2014-09-04T22:31:48.518546384</dc:date>
    <meta:editing-duration>PT6H34M43S</meta:editing-duration>
    <meta:editing-cycles>20</meta:editing-cycles>
    <meta:generator>LibreOffice/4.2.4.2$Linux_x86 LibreOffice_project/420m0$Build-2</meta:generator>
    <meta:document-statistic meta:table-count="1" meta:cell-count="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Throughput wariation in one table </text:p>
        </chart:title>
        <chart:legend chart:legend-position="end" svg:x="9.866cm" svg:y="3.504cm" style:legend-expansion="high" chart:style-name="ch3"/>
        <chart:plot-area chart:style-name="ch4" table:cell-range-address="Sheet1.A73:Sheet1.D79" chart:data-source-has-labels="row" svg:x="1.331cm" svg:y="1.661cm" svg:width="7.896cm" svg:height="6.178cm">
          <chartooo:coordinate-region svg:x="2.138cm" svg:y="1.861cm" svg:width="6.809cm" svg:height="5.331cm"/>
          <chart:axis chart:dimension="x" chart:name="primary-x" chart:style-name="ch5">
            <chart:title svg:x="4.177cm" svg:y="8.019cm" chart:style-name="ch6">
              <text:p>Load (req/sec)</text:p>
            </chart:title>
          </chart:axis>
          <chart:axis chart:dimension="y" chart:name="primary-y" chart:style-name="ch5">
            <chart:title svg:x="0.451cm" svg:y="6.315cm" chart:style-name="ch7">
              <text:p>Throughput (req/sec)</text:p>
            </chart:title>
            <chart:grid chart:style-name="ch8" chart:class="major"/>
          </chart:axis>
          <chart:series chart:style-name="ch9" chart:values-cell-range-address="Sheet1.B75:Sheet1.B79" chart:label-cell-address="Sheet1.B73:Sheet1.B74" chart:class="chart:scatter">
            <chart:domain table:cell-range-address="Sheet1.A75:Sheet1.A79"/>
            <chart:data-point chart:repeated="5"/>
          </chart:series>
          <chart:series chart:style-name="ch10" chart:values-cell-range-address="Sheet1.C75:Sheet1.C79" chart:label-cell-address="Sheet1.C73:Sheet1.C74" chart:class="chart:scatter">
            <chart:data-point chart:repeated="5"/>
          </chart:series>
          <chart:series chart:style-name="ch11" chart:values-cell-range-address="Sheet1.D75:Sheet1.D79" chart:label-cell-address="Sheet1.D73:Sheet1.D7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when write heavy </text:p>
                <text:list>
                  <text:list-item>
                    <text:p>Throughput when write heavy </text:p>
                  </text:list-item>
                  <text:list-item>
                    <text:p/>
                  </text:list-item>
                </text:list>
                <draw:g>
                  <svg:desc>Sheet1.B73:Sheet1.B74</svg:desc>
                </draw:g>
              </table:table-cell>
              <table:table-cell office:value-type="string">
                <text:p>Throughput when read heavy </text:p>
                <text:list>
                  <text:list-item>
                    <text:p>Throughput when read heavy </text:p>
                  </text:list-item>
                  <text:list-item>
                    <text:p/>
                  </text:list-item>
                </text:list>
                <draw:g>
                  <svg:desc>Sheet1.C73:Sheet1.C74</svg:desc>
                </draw:g>
              </table:table-cell>
              <table:table-cell office:value-type="string">
                <text:p>Throughput when update heavy </text:p>
                <text:list>
                  <text:list-item>
                    <text:p>Throughput when update heavy </text:p>
                  </text:list-item>
                  <text:list-item>
                    <text:p/>
                  </text:list-item>
                </text:list>
                <draw:g>
                  <svg:desc>Sheet1.D73:Sheet1.D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75:Sheet1.A79</svg:desc>
                </draw:g>
              </table:table-cell>
              <table:table-cell office:value-type="float" office:value="183.583925391493">
                <text:p>183.583925391493</text:p>
                <draw:g>
                  <svg:desc>Sheet1.B75:Sheet1.B79</svg:desc>
                </draw:g>
              </table:table-cell>
              <table:table-cell office:value-type="float" office:value="94.9297994133338">
                <text:p>94.9297994133338</text:p>
                <draw:g>
                  <svg:desc>Sheet1.C75:Sheet1.C79</svg:desc>
                </draw:g>
              </table:table-cell>
              <table:table-cell office:value-type="float" office:value="88.3556136739148">
                <text:p>88.3556136739148</text:p>
                <draw:g>
                  <svg:desc>Sheet1.D75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86.157340183923">
                <text:p>186.157340183923</text:p>
              </table:table-cell>
              <table:table-cell office:value-type="float" office:value="102.15495885709">
                <text:p>102.15495885709</text:p>
              </table:table-cell>
              <table:table-cell office:value-type="float" office:value="60.9795139322945">
                <text:p>60.9795139322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89.498019745694">
                <text:p>189.498019745694</text:p>
              </table:table-cell>
              <table:table-cell office:value-type="float" office:value="102.498223364128">
                <text:p>102.498223364128</text:p>
              </table:table-cell>
              <table:table-cell office:value-type="float" office:value="54.6039303909095">
                <text:p>54.6039303909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90.958132429465">
                <text:p>190.958132429465</text:p>
              </table:table-cell>
              <table:table-cell office:value-type="float" office:value="99.7379385664167">
                <text:p>99.7379385664167</text:p>
              </table:table-cell>
              <table:table-cell office:value-type="float" office:value="57.3343538848325">
                <text:p>57.3343538848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90.000646002196">
                <text:p>190.000646002196</text:p>
              </table:table-cell>
              <table:table-cell office:value-type="float" office:value="98.766473465697">
                <text:p>98.766473465697</text:p>
              </table:table-cell>
              <table:table-cell office:value-type="float" office:value="52.4636951229749">
                <text:p>52.4636951229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